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fevereiro/2023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DRE GUSTAVO GOMES AMARAL - CPF: 822.942.406-3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1/2023 a 19/0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7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2/2023</text:p>
          </table:table-cell>
          <table:covered-table-cell/>
          <table:table-cell office:value-type="string" table:number-columns-spanned="8" table:number-rows-spanned="1" table:style-name="ce22">
            <text:p>CEM SOLUÇÕES TECNOLOGICAS E SEGURANÇA ELETRÔN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574.806/0001-81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ORTÃO ELETRÔNIC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02/2023</text:p>
          </table:table-cell>
          <table:covered-table-cell/>
          <table:table-cell office:value-type="string" table:number-columns-spanned="8" table:number-rows-spanned="1" table:style-name="ce22">
            <text:p>JAIR ÓLEO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17.315.433/0009-96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ORTÃO ELETRÔNICO E FRAGMENTADORA DE PAPEL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FERREIRA DA ROCHA JUNIOR - CPF: 086.369.806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2/2023 a 10/03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2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02/2023</text:p>
          </table:table-cell>
          <table:covered-table-cell/>
          <table:table-cell office:value-type="string" table:number-columns-spanned="8" table:number-rows-spanned="1" table:style-name="ce22">
            <text:p>NOEL GAS EIRELLI</text:p>
          </table:table-cell>
          <table:covered-table-cell table:number-columns-repeated="7"/>
          <table:table-cell office:value-type="string" table:number-columns-spanned="3" table:number-rows-spanned="1" table:style-name="ce21">
            <text:p>17.363.652/0001-93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BOTIJÃO DE GÁ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3 - PR-PR - PROCURADORIA DA REPUBLICA - PARA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CARLOS SCHMIDT - CPF: 804.202.229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2/2023 a 24/04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1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6/02/2023</text:p>
          </table:table-cell>
          <table:covered-table-cell/>
          <table:table-cell office:value-type="string" table:number-columns-spanned="8" table:number-rows-spanned="1" table:style-name="ce22">
            <text:p>BRASTURINVESTINVESTIMENTOS TURISTICOS S/A</text:p>
          </table:table-cell>
          <table:covered-table-cell table:number-columns-repeated="7"/>
          <table:table-cell office:value-type="string" table:number-columns-spanned="3" table:number-rows-spanned="1" table:style-name="ce21">
            <text:p>03.422.594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PAGAMENTO DE ESTACIONAMENTO DURANTE MISSÃO DE SEGURANÇA DE MEMBROS DURANTE OS DIAS DE JURI NA JF DE CURITIBA, NÃO SENDO POSSÍVEL PRECISAR OS DIAS E LOCAIS DE HOSPEDAGEM TENDO EM VISTA O ALTO GRAU DE PERICULOSIDADE DOS RÉU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67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380006 - PR-RR - PROCURADORIA DA REPUBLICA - RORAIM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RANCISCO AURISBERTO ALVES TEIXEIRA - CPF: 644.368.532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2/2023 a 18/0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0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2/2023</text:p>
          </table:table-cell>
          <table:covered-table-cell/>
          <table:table-cell office:value-type="string" table:number-columns-spanned="8" table:number-rows-spanned="1" table:style-name="ce22">
            <text:p>VIMEZER - SANTA TEREZA</text:p>
          </table:table-cell>
          <table:covered-table-cell table:number-columns-repeated="7"/>
          <table:table-cell office:value-type="string" table:number-columns-spanned="3" table:number-rows-spanned="1" table:style-name="ce21">
            <text:p>10.159.093/0002-36</text:p>
          </table:table-cell>
          <table:covered-table-cell table:number-columns-repeated="2"/>
          <table:table-cell office:value-type="string" table:number-columns-spanned="10" table:number-rows-spanned="1" table:style-name="ce23">
            <text:p>EPIS'S PARA OBRA DA NOVA SEDE</text:p>
          </table:table-cell>
          <table:covered-table-cell table:number-columns-repeated="9"/>
          <table:table-cell office:value-type="string" table:number-columns-spanned="2" table:number-rows-spanned="1" table:style-name="ce24">
            <text:p>R$ 879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RANCISCO AURISBERTO ALVES TEIXEIRA - CPF: 644.368.532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1/01/2023 a 10/0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0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02/2023</text:p>
          </table:table-cell>
          <table:covered-table-cell/>
          <table:table-cell office:value-type="string" table:number-columns-spanned="8" table:number-rows-spanned="1" table:style-name="ce22">
            <text:p>JOÃO SERVIÇO &amp; JARDINAGEM</text:p>
          </table:table-cell>
          <table:covered-table-cell table:number-columns-repeated="7"/>
          <table:table-cell office:value-type="string" table:number-columns-spanned="3" table:number-rows-spanned="1" table:style-name="ce21">
            <text:p>31.480.827/0001-73</text:p>
          </table:table-cell>
          <table:covered-table-cell table:number-columns-repeated="2"/>
          <table:table-cell office:value-type="string" table:number-columns-spanned="10" table:number-rows-spanned="1" table:style-name="ce23">
            <text:p>JAMBEIRO COMPROMETIVO COM RISCO DE CAI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FRANCISCO AURISBERTO ALVES TEIXEIRA - CPF: 644.368.532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1/02/2023 a 18/0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0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2/2023</text:p>
          </table:table-cell>
          <table:covered-table-cell/>
          <table:table-cell office:value-type="string" table:number-columns-spanned="8" table:number-rows-spanned="1" table:style-name="ce22">
            <text:p>J. CASTRO EDA</text:p>
          </table:table-cell>
          <table:covered-table-cell table:number-columns-repeated="7"/>
          <table:table-cell office:value-type="string" table:number-columns-spanned="3" table:number-rows-spanned="1" table:style-name="ce21">
            <text:p>41.277.651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LIMPEZA DE CAIXA DE GORDU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481,05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KELBEN FERREIRA DOS SANTOS - CPF: 082.484.894-2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2/2023 a 17/0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9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3/02/2023</text:p>
          </table:table-cell>
          <table:covered-table-cell/>
          <table:table-cell office:value-type="string" table:number-columns-spanned="8" table:number-rows-spanned="1" table:style-name="ce22">
            <text:p>MAKARIOS EMPREENDIMENT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934.415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AÇÃO PREVENTIVA E CORRETIVA PARA CONTROLE DE VETORES E PRAGAS URBANAS (INSETOS, ROEDORES E AFINS) NO PRÉDIO SEDE E ANEXOS I, II E III DA PR-R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552,0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6/03/2023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548" table:style-name="ro5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3-06T21:48:36Z</meta:creation-date>
    <dc:date>2023-03-06T21:48:36Z</dc:date>
  </office:meta>
</office:document-meta>
</file>